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201000001E300000313CDB59B2D.png" manifest:media-type="image/png"/>
  <manifest:file-entry manifest:full-path="Pictures/10000000000001E2000001A993047875.png" manifest:media-type="image/png"/>
  <manifest:file-entry manifest:full-path="Pictures/100002010000020100000311F6031FB8.png" manifest:media-type="image/png"/>
  <manifest:file-entry manifest:full-path="Pictures/1000020100000277000003569B37AED7.png" manifest:media-type="image/png"/>
  <manifest:file-entry manifest:full-path="Pictures/10000201000002AB0000015B5CD49400.png" manifest:media-type="image/png"/>
  <manifest:file-entry manifest:full-path="Pictures/10000201000002BC000001D17C602154.png" manifest:media-type="image/png"/>
  <manifest:file-entry manifest:full-path="Pictures/1000020100000239000002CDC19890AD.png" manifest:media-type="image/png"/>
  <manifest:file-entry manifest:full-path="Pictures/10000000000002CB0000019200521FE9.png" manifest:media-type="image/png"/>
  <manifest:file-entry manifest:full-path="Pictures/10000201000001E1000003181AD5ED9A.png" manifest:media-type="image/png"/>
  <manifest:file-entry manifest:full-path="Pictures/10000201000002BC000001BFDA6F4AB5.png" manifest:media-type="image/png"/>
  <manifest:file-entry manifest:full-path="Pictures/10000000000002900000019AB72BDA9C.jpg" manifest:media-type="image/jpeg"/>
  <manifest:file-entry manifest:full-path="Pictures/1000000000000406000003BF148DB035.png" manifest:media-type="image/png"/>
  <manifest:file-entry manifest:full-path="Pictures/10000000000001D8000001A63754FC92.png" manifest:media-type="image/png"/>
  <manifest:file-entry manifest:full-path="Pictures/10000000000003FE000003BACD331162.png" manifest:media-type="image/png"/>
  <manifest:file-entry manifest:full-path="Pictures/1000020100000270000002205B3A4A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9.664cm" svg:height="12.179cm" svg:x="9.167cm" svg:y="4.913cm" presentation:class="graphic">
          <draw:image xlink:href="Pictures/1000020100000239000002CDC19890AD.png" xlink:type="simple" xlink:show="embed" xlink:actuate="onLoad">
            <text:p/>
          </draw:image>
        </draw:frame>
        <draw:frame draw:style-name="gr3" draw:text-style-name="P2" draw:layer="layout" svg:width="15.113cm" svg:height="19.05cm" svg:x="6.604cm" svg:y="1.016cm">
          <draw:image xlink:href="Pictures/1000020100000239000002CDC19890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3" draw:style-name="dp1" draw:master-page-name="Default" presentation:presentation-page-layout-name="AL2T1">
        <draw:frame draw:style-name="gr3" draw:text-style-name="P2" draw:layer="layout" svg:width="12.752cm" svg:height="20.999cm" svg:x="7.704cm" svg:y="0.052cm">
          <draw:image xlink:href="Pictures/10000201000001E1000003181AD5E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4</text:p>
          </draw:text-box>
        </draw:frame>
        <draw:frame draw:style-name="gr3" draw:text-style-name="P2" draw:layer="layout" svg:width="24.09cm" svg:height="12.238cm" svg:x="1.918cm" svg:y="4.572cm">
          <draw:image xlink:href="Pictures/10000201000002AB0000015B5CD494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Admin 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Admin 5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star-IdMyGadget Admin 1</text:p>
          </draw:text-box>
        </draw:frame>
        <draw:frame draw:style-name="gr3" draw:text-style-name="P2" draw:layer="layout" svg:width="20.32cm" svg:height="13.487cm" svg:x="3.81cm" svg:y="5.309cm" presentation:class="graphic" presentation:user-transformed="true">
          <draw:image xlink:href="Pictures/10000201000002BC000001D17C602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4.072cm" svg:height="19.05cm" svg:x="7.366cm" svg:y="1.016cm" presentation:class="graphic" presentation:user-transformed="true">
          <draw:image xlink:href="Pictures/1000020100000277000003569B37A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12.446cm" svg:height="19.05cm" svg:x="7.874cm" svg:y="1.016cm" presentation:class="graphic" presentation:user-transformed="true">
          <draw:image xlink:href="Pictures/100002010000020100000311F6031FB8.png" xlink:type="simple" xlink:show="embed" xlink:actuate="onLoad">
            <text:p text:style-name="P2"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IdMyGadget Admin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1</text:p>
          </draw:text-box>
        </draw:frame>
        <draw:frame draw:style-name="gr3" draw:text-style-name="P2" draw:layer="layout" svg:width="20.32cm" svg:height="12.979cm" svg:x="3.81cm" svg:y="5.291cm" presentation:class="graphic" presentation:user-transformed="true">
          <draw:image xlink:href="Pictures/10000201000002BC000001BFDA6F4A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a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844cm" svg:height="19.05cm" svg:x="3.149cm" svg:y="1.048cm" presentation:class="graphic" presentation:user-transformed="true">
          <draw:image xlink:href="Pictures/1000020100000270000002205B3A4A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b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b</text:p>
          </draw:text-box>
        </draw:frame>
        <draw:frame draw:style-name="gr3" draw:text-style-name="P2" draw:layer="layout" svg:width="18.466cm" svg:height="16.51cm" svg:x="4.064cm" svg:y="3.556cm" presentation:class="graphic" presentation:user-transformed="true">
          <draw:image xlink:href="Pictures/10000000000001D8000001A63754FC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2 c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tostar-Tomh-IdMyGadget 2c</text:p>
          </draw:text-box>
        </draw:frame>
        <draw:frame draw:style-name="gr3" draw:text-style-name="P2" draw:layer="layout" svg:width="18.72cm" svg:height="16.51cm" svg:x="4.648cm" svg:y="3.556cm" presentation:class="graphic" presentation:user-transformed="true">
          <draw:image xlink:href="Pictures/10000000000001E2000001A9930478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1.684cm" svg:height="19.05cm" svg:x="8.128cm" svg:y="1.016cm" presentation:class="graphic" presentation:user-transformed="true">
          <draw:image xlink:href="Pictures/10000201000001E300000313CDB59B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tostar-Tomh-IdMyGadget 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Statu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Stat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eding edge: device-specific positions will not show up in joomla's positions preview</text:p>
              </text:list-item>
              <text:list-item>
                <text:p>Things can get complicated, especially when used with a site that is already responsive</text:p>
              </text:list-item>
              <text:list-item>
                <text:p>Have already been rejected for one job, for having a <text:span text:style-name="T4">“strong opinion of device detection” 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feel I am recovering from the Great JavaScript Library Explosion of 2014</text:p>
              </text:list-item>
              <text:list-item>
                <text:p>This work is helping me figure out what I want to do when I grow up <text:span text:style-name="T5">☺</text:span></text:p>
                <text:list>
                  <text:list-item>
                    <text:p><text:span text:style-name="T5">Some JS is ok, but I wouldn't want to do it 24/7/365</text:span>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 - Fu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ning to work on something similar for WordPress and Drupal (unless I find a job)</text:p>
              </text:list-item>
              <text:list-item>
                <text:p>I think there is a huge amount of potential here:</text:p>
                <text:list>
                  <text:list-item>
                    <text:p>TVs</text:p>
                  </text:list-item>
                  <text:list-item>
                    <text:p>Virtual Reality - I think it would be really nice, if not essential, to know if someone is visiting your site wearing the goggles</text:p>
                  </text:list-item>
                  <text:list-item>
                    <text:p>Internet of Things - I find this to be fascinating and somewhat sc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9-01T11:00:28.017573262</dc:date>
    <meta:editing-duration>P2DT15H54M7S</meta:editing-duration>
    <meta:editing-cycles>96</meta:editing-cycles>
    <meta:document-statistic meta:object-count="216"/>
  </office:meta>
</office:document-meta>
</file>